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6cm" fo:min-width="14.202cm"/>
    </style:style>
    <style:style style:name="gr8" style:family="graphic" style:parent-style-name="standard">
      <style:graphic-properties svg:stroke-width="0.102cm" svg:stroke-color="#ff0000" draw:marker-start-width="1.06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0000" draw:marker-start="Arrow" draw:marker-start-width="0.3cm" draw:marker-end="Arrow" draw:marker-end-width="0.3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color="#000000" draw:fill="none" draw:fill-color="#ffffff" fo:min-height="0.385cm"/>
    </style:style>
    <style:style style:name="co1" style:family="table-column">
      <style:table-column-properties style:column-width="4.695cm" style:use-optimal-column-width="false"/>
    </style:style>
    <style:style style:name="co2" style:family="table-column">
      <style:table-column-properties style:column-width="4.12cm" style:use-optimal-column-width="false"/>
    </style:style>
    <style:style style:name="co3" style:family="table-column">
      <style:table-column-properties style:column-width="4.958cm" style:use-optimal-column-width="false"/>
    </style:style>
    <style:style style:name="co4" style:family="table-column">
      <style:table-column-properties style:column-width="5.299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draw:fill="solid" style:repeat="repeat"/>
      <style:text-properties fo:color="#ffffff" fo:font-family="'Liberation Sans'" style:font-style-name="Regular" style:font-family-generic="swiss" style:font-pitch="variable"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5pt" style:font-size-asian="15pt" style:font-size-complex="15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color="#ffffff" fo:font-family="'Liberation Sans'" style:font-style-name="Regular" style:font-family-generic="swiss" style:font-pitch="variable" fo:font-size="12pt" style:font-size-asian="12pt" style:font-size-complex="12pt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5.911cm" svg:height="0.835cm" svg:x="12.234cm" svg:y="7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measurelines" svg:x1="1.635cm" svg:y1="7.35cm" svg:x2="19.415cm" svg:y2="7.35cm">
          <text:p/>
        </draw:line>
        <draw:frame draw:style-name="gr3" draw:text-style-name="P4" draw:layer="measurelines" svg:width="1.882cm" svg:height="0.747cm" svg:x="1.035cm" svg:y="6.676cm">
          <draw:text-box>
            <text:p text:style-name="P3"><text:span text:style-name="T1">Acteur</text:span></text:p>
          </draw:text-box>
        </draw:frame>
        <draw:frame draw:style-name="gr4" draw:text-style-name="P6" draw:layer="measurelines" svg:width="3.969cm" svg:height="0.692cm" svg:x="14.253cm" svg:y="7.91cm">
          <draw:text-box>
            <text:p text:style-name="P5"><text:span text:style-name="T2">Message inter-acteurs</text:span></text:p>
          </draw:text-box>
        </draw:frame>
        <draw:line draw:style-name="gr5" draw:text-style-name="P2" draw:layer="measurelines" svg:x1="12.447cm" svg:y1="8.295cm" svg:x2="14.352cm" svg:y2="8.295cm">
          <text:p/>
        </draw:line>
        <draw:frame draw:style-name="gr6" draw:text-style-name="P7" draw:layer="measurelines" svg:width="2.805cm" svg:height="1.309cm" svg:x="17.41cm" svg:y="6.645cm">
          <draw:text-box>
            <text:p text:style-name="P3"><text:span text:style-name="T3">Temps de la</text:span></text:p>
            <text:p text:style-name="P3"><text:span text:style-name="T3">simulation</text:span></text:p>
          </draw:text-box>
        </draw:frame>
        <draw:line draw:style-name="gr5" draw:text-style-name="P2" draw:layer="measurelines" svg:x1="6.081cm" svg:y1="6.08cm" svg:x2="6.715cm" svg:y2="7.35cm">
          <text:p/>
        </draw:line>
        <draw:frame draw:style-name="gr7" draw:text-style-name="P8" draw:layer="measurelines" svg:width="18.265cm" svg:height="4.483cm" svg:x="1.37cm" svg:y="9.455cm">
          <draw:text-box>
            <text:p text:style-name="P3"><text:span text:style-name="T4">Supposons que durant un pas de temps un acteur doive recevoir 3 messages en </text:span></text:p>
            <text:p text:style-name="P3"><text:span text:style-name="T4">provenance d'autres acteurs. </text:span></text:p>
            <text:p text:style-name="P3"><text:span text:style-name="T4">Ici 3! = 6 séquences différentes de messages sont possibles :</text:span></text:p>
            <text:p text:style-name="P3"><text:span text:style-name="T4"><text:tab/></text:span><text:span text:style-name="T4">- S1: l'acteur reçoit et prend en compte M1 puis M2 puis M3</text:span></text:p>
            <text:p text:style-name="P3"><text:span text:style-name="T4"><text:tab/></text:span><text:span text:style-name="T4">- S2: l'acteur reçoit et prend en compte M1 puis M3 puis M2</text:span></text:p>
            <text:p text:style-name="P3"><text:span text:style-name="T4"><text:s text:c="10"/></text:span><text:span text:style-name="T4">[…]</text:span></text:p>
            <text:p text:style-name="P3"><text:span text:style-name="T4"><text:tab/></text:span><text:span text:style-name="T4">- S6: l'acteur reçoit et prend en compte M3 puis M2 puis M1</text:span></text:p>
            <text:p text:style-name="P3"><text:span text:style-name="T4">Par construction chacune de ces 6 séquences devrait avoir une probabilité de survenue égale.</text:span></text:p>
          </draw:text-box>
        </draw:frame>
        <draw:line draw:style-name="gr5" draw:text-style-name="P2" draw:layer="measurelines" svg:x1="7.985cm" svg:y1="6.08cm" svg:x2="8.62cm" svg:y2="7.35cm">
          <text:p/>
        </draw:line>
        <draw:frame draw:style-name="gr4" draw:text-style-name="P6" draw:layer="measurelines" svg:width="0.989cm" svg:height="0.692cm" svg:x="9.58cm" svg:y="6.023cm">
          <draw:text-box>
            <text:p text:style-name="P3"><text:span text:style-name="T2">M2</text:span></text:p>
          </draw:text-box>
        </draw:frame>
        <draw:frame draw:style-name="gr4" draw:text-style-name="P6" draw:layer="measurelines" svg:width="0.989cm" svg:height="0.692cm" svg:x="6.49cm" svg:y="6.015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8.166cm" svg:y="5.98cm">
          <draw:text-box>
            <text:p text:style-name="P3"><text:span text:style-name="T2">M3</text:span></text:p>
          </draw:text-box>
        </draw:frame>
        <draw:frame draw:style-name="gr4" draw:layer="measurelines" svg:width="6.924cm" svg:height="1.038cm" svg:x="6.985cm" svg:y="4.31cm">
          <draw:text-box>
            <text:p text:style-name="P3">Problèmes d'ergodicité</text:p>
          </draw:text-box>
        </draw:frame>
        <draw:line draw:style-name="gr5" draw:text-style-name="P2" draw:layer="layout" svg:x1="9.486cm" svg:y1="6.08cm" svg:x2="10.121cm" svg:y2="7.35cm">
          <text:p/>
        </draw:line>
        <draw:line draw:style-name="gr8" draw:text-style-name="P2" draw:layer="layout" svg:x1="4.775cm" svg:y1="7.341cm" svg:x2="4.775cm" svg:y2="8.911cm">
          <text:p/>
        </draw:line>
        <draw:line draw:style-name="gr8" draw:text-style-name="P2" draw:layer="layout" svg:x1="11.595cm" svg:y1="7.341cm" svg:x2="11.575cm" svg:y2="8.912cm">
          <text:p/>
        </draw:line>
        <draw:frame draw:style-name="gr6" draw:text-style-name="P9" draw:layer="layout" svg:width="4.185cm" svg:height="0.911cm" svg:x="6.68cm" svg:y="7.306cm">
          <draw:text-box>
            <text:p text:style-name="P3"><text:span text:style-name="T5">Pas de temps n</text:span></text:p>
          </draw:text-box>
        </draw:frame>
        <draw:line draw:style-name="gr9" draw:text-style-name="P2" draw:layer="layout" svg:x1="4.81cm" svg:y1="8.176cm" svg:x2="11.595cm" svg:y2="8.176cm">
          <text:p/>
        </draw:line>
        <draw:frame draw:style-name="gr10" draw:text-style-name="P10" draw:layer="layout" svg:width="2.54cm" svg:height="0.649cm" svg:x="10.925cm" svg:y="6.28cm">
          <draw:text-box>
            <text:p><text:span text:style-name="T6">Séquence S2</text:span></text:p>
          </draw:text-box>
        </draw:frame>
        <draw:frame draw:style-name="standard" draw:layer="layout" svg:width="19.071cm" svg:height="9.254cm" svg:x="1.046cm" svg:y="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4">Probabilité de survenue de chacune des séquences de messages possibles, vu de l'acteur destinataire </text:span></text:p>
              </table:table-cell>
              <table:table-cell>
                <text:p text:style-name="P11"><text:span text:style-name="T4">En se fondant sur l'ordre naturel d'arrivée des messages, tel que dicté par le contexte technique</text:span></text:p>
              </table:table-cell>
              <table:table-cell>
                <text:p text:style-name="P11"><text:span text:style-name="T4">Avec un réordonnancement reproductible et indépendant du contexte technique</text:span></text:p>
              </table:table-cell>
              <table:table-cell>
                <text:p text:style-name="P11"><text:span text:style-name="T4">Avec un réordonnancement reproductible et indépendant du contexte technique, suivi d'une permutation uniforme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1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2</text:span></text:p>
              </table:table-cell>
              <table:table-cell>
                <text:p text:style-name="P2"><text:span text:style-name="T4">12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3</text:span></text:p>
              </table:table-cell>
              <table:table-cell>
                <text:p text:style-name="P2"><text:span text:style-name="T4">87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4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0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5</text:span></text:p>
              </table:table-cell>
              <table:table-cell>
                <text:p text:style-name="P2"><text:span text:style-name="T4">1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6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0%</text:span></text:p>
              </table:table-cell>
              <table:table-cell>
                <text:p text:style-name="P2"><text:span text:style-name="T4">16.7%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Olivier Boudeville</meta:initial-creator>
    <meta:creation-date>2008-11-12T14:01:20</meta:creation-date>
    <dc:date>2009-12-07T16:33:46</dc:date>
    <meta:editing-cycles>8</meta:editing-cycles>
    <meta:editing-duration>PT28H35M49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